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p text:style-name="Normal">At this point in time, the question we want to answer is this one: why will she hesitate? Day two should be a good day, but it will end in such a way that starting from day three, she either doubts the chances of a successful confession, or she fears losing too much to confess. In any case, it must be that she becomes incredibly reluctant to confess. Keep in mind that she’d already told herself she would put an end to this, one way or another. In other words, she has conviction, and whatever happens on day two must be greater than her conviction.</text:p>
      <text:p text:style-name="Normal">Hm... We’ve already ruled out the options of <text:span text:style-name="T1">your </text:span>being in love with someone else and having her suspect this is an unrequited love. the latter is obvious, and it’s insufficient. The former leads to a narrative problem: it doesn’t fit the song. We were thinking of making it so that <text:span text:style-name="T1">you</text:span>’d be gone soon, perhaps abroad for studies or something of the sorts, but before diving into this idea we wanted to explore alternatives.</text:p>
      <text:p text:style-name="Normal">Here’s an alternative: give her so much on day two that she will fear losing it all with a confession. As of right now, she has very little to lose. But what if all of a sudden, she has an entire world to lose? Oh boy, I like this. I love this idea. It’s natural, it’s logical, it fits in without a deus ex machina-sort of effect. I love this. I absolutely love this.</text:p>
      <text:p text:style-name="Normal">But the caveat, of course, is that you’ll need to display some serious skill.</text:p>
      <text:p text:style-name="Normal">You call that a caveat? Seriously? You’re telling me that there might be a problem, and the problem is that I have to have fun? What kind of problem is that?</text:p>
      <text:p text:style-name="Normal">More seriously though, I love the idea, but it’s... It’s delicate. You will need to show some serious skill to pull this off.</text:p>
      <text:p text:style-name="Normal">I wouldn’t want it any other way. Since we have some spare time, let’s end this session by... Rectifying yesterday’s mistake.</text:p>
      <text:p text:style-name="Normal"/>
      <text:p text:style-name="Normal">Been a while. A while back, I’d figured there was a problem with the above approach. But I don’t remember what that was. Let’s try and think things through. Giving her so much it gets to the point where she has too much to lose.</text:p>
      <text:p text:style-name="Normal">On day three, <text:span text:style-name="T1">you</text:span> will be absent, and she will feel it. On day four, when she sees <text:span text:style-name="T1">you</text:span> again, she will know what she has to lose, she will know what life will be like if the two of you become distant. Days five, six and seven are downward spirals. We know how it ends. However... Day seven almost seems unjustified. Days five and six won’t just be days five and six. They’ll be mirrors of her pain. And, she will be fighting herself. A dilemma. To continue being the coward she’s sick of being, or to risk losing it all for a small chance at happiness?</text:p>
      <text:p text:style-name="Normal">This is the first time we’ve laid out a plan for this story.</text:p>
      <text:p text:style-name="Normal"/>
      <text:p text:style-name="Normal">This path, of giving her so much she’s scared of losing it all, is a difficult one to write. All subsequent days will need you to make a true show of skills.</text:p>
      <text:p text:style-name="Normal">Hold on, don’t just go deciding that this is the best path we can think of. Let’s think of alternatives. And to do that, we need to take a step back.</text:p>
      <text:p text:style-name="Normal"/>
      <text:p text:style-name="Normal">Now then... I think it’s not sufficient. This girl is strong. She doesn’t know it, but she’s strong. So, let’s try and imagine things out.</text:p>
      <text:p text:style-name="Normal">I don’t know if the above really is insufficient or not, but, it was easy to imagine that on day three, she discovers she got <text:span text:style-name="T1">you</text:span> in trouble. No, it would be better to have that happen on day four. On day three, give her time to worry, on day four, worsen things. ...Perhaps I should consult a therapist. What kind of parent hurts their children like this... And yet, I’m tempted to say that this is necessary. This suffering, this torment, is it really necessary? To my purposes, yes, but to her life, absolutely not.</text:p>
      <text:p text:style-name="Normal">I think that’s where I’m wrong. Definitely not all of it is necessary, but without hardships, without pain, there’s no growth. God is a parent, huh? Let’s get back on topic.</text:p>
      <text:p text:style-name="Normal">The problem is, now that I have this path laid out, I can’t think of alternatives. My mind is... It’s like I’m subconsciously shutting down other possibilities. Should I then go down this path, see what it reserves and revert routes if necessary? But I know that’s not how it works. Not for me, anyway. Once I go down one path, it becomes very difficult to change directions, no matter how many times I try to redo everything. Then, we ought to change that about ourselves, that’s all there is to it. But this path is one worth exploring. It’s one worth going down on. That’s enough planning. Let’s get to the action phase. Resuming phase 3.</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